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4a519" officeooo:paragraph-rsid="0014a519" style:language-asian="ja" style:country-asian="JP"/>
    </style:style>
    <style:style style:name="P2" style:family="paragraph" style:parent-style-name="Heading_20_2">
      <style:text-properties officeooo:rsid="0014a519" officeooo:paragraph-rsid="0014a519" style:language-asian="ja" style:country-asian="JP"/>
    </style:style>
    <style:style style:name="P3" style:family="paragraph" style:parent-style-name="Heading_20_3">
      <style:paragraph-properties fo:break-before="page"/>
      <style:text-properties officeooo:rsid="0014a519" officeooo:paragraph-rsid="0014a519" style:language-asian="ja" style:country-asian="JP"/>
    </style:style>
    <style:style style:name="P4" style:family="paragraph" style:parent-style-name="Heading_20_3" style:list-style-name="">
      <style:text-properties officeooo:rsid="0014a519" officeooo:paragraph-rsid="0014a519" style:language-asian="ja" style:country-asian="JP"/>
    </style:style>
    <style:style style:name="P5" style:family="paragraph" style:parent-style-name="Heading_20_3">
      <style:text-properties officeooo:paragraph-rsid="0014fd9d"/>
    </style:style>
    <style:style style:name="P6" style:family="paragraph" style:parent-style-name="Standard" style:list-style-name="L4">
      <style:text-properties officeooo:rsid="001fee84" officeooo:paragraph-rsid="001fee84" style:language-asian="ja" style:country-asian="JP"/>
    </style:style>
    <style:style style:name="P7" style:family="paragraph" style:parent-style-name="Standard">
      <style:text-properties officeooo:paragraph-rsid="0014fd9d"/>
    </style:style>
    <style:style style:name="P8" style:family="paragraph" style:parent-style-name="Text_20_body" style:list-style-name="L1">
      <style:paragraph-properties fo:margin-top="0in" fo:margin-bottom="0in" style:contextual-spacing="false"/>
      <style:text-properties officeooo:rsid="0014a519" officeooo:paragraph-rsid="0014a519" style:language-asian="ja" style:country-asian="JP"/>
    </style:style>
    <style:style style:name="P9" style:family="paragraph" style:parent-style-name="Text_20_body" style:list-style-name="L1">
      <style:paragraph-properties fo:margin-top="0.0398in" fo:margin-bottom="0.0398in" style:contextual-spacing="false"/>
      <style:text-properties officeooo:rsid="0014a519" officeooo:paragraph-rsid="0014a519" style:language-asian="ja" style:country-asian="JP"/>
    </style:style>
    <style:style style:name="P10" style:family="paragraph" style:parent-style-name="Text_20_body" style:list-style-name="L1">
      <style:paragraph-properties fo:margin-top="0.0398in" fo:margin-bottom="0.0398in" style:contextual-spacing="false"/>
      <style:text-properties officeooo:rsid="0014a519" officeooo:paragraph-rsid="0025b81a" style:language-asian="ja" style:country-asian="JP"/>
    </style:style>
    <style:style style:name="P11" style:family="paragraph" style:parent-style-name="Text_20_body" style:list-style-name="L1">
      <style:paragraph-properties fo:margin-top="0.0398in" fo:margin-bottom="0.0398in" style:contextual-spacing="false"/>
      <style:text-properties officeooo:rsid="0014fd9d" officeooo:paragraph-rsid="0025b81a" style:language-asian="ja" style:country-asian="JP"/>
    </style:style>
    <style:style style:name="P12" style:family="paragraph" style:parent-style-name="Text_20_body" style:list-style-name="L3">
      <style:paragraph-properties fo:margin-top="0in" fo:margin-bottom="0.0181in" style:contextual-spacing="false"/>
      <style:text-properties officeooo:rsid="0015f5b1" officeooo:paragraph-rsid="0015f5b1" style:language-asian="ja" style:country-asian="JP"/>
    </style:style>
    <style:style style:name="P13" style:family="paragraph" style:parent-style-name="Text_20_body">
      <style:text-properties officeooo:rsid="001a709e" officeooo:paragraph-rsid="001a709e" style:language-asian="ja" style:country-asian="JP"/>
    </style:style>
    <style:style style:name="P14" style:family="paragraph" style:parent-style-name="Text_20_body" style:list-style-name="L3">
      <style:paragraph-properties fo:margin-top="0in" fo:margin-bottom="0.0181in" style:contextual-spacing="false"/>
      <style:text-properties officeooo:rsid="001c8a04" officeooo:paragraph-rsid="001c8a04" style:language-asian="ja" style:country-asian="JP"/>
    </style:style>
    <style:style style:name="P15" style:family="paragraph" style:parent-style-name="Text_20_body" style:list-style-name="L3">
      <style:paragraph-properties fo:margin-top="0in" fo:margin-bottom="0.0181in" style:contextual-spacing="false"/>
      <style:text-properties officeooo:rsid="001d99d2" officeooo:paragraph-rsid="001d99d2" style:language-asian="ja" style:country-asian="JP"/>
    </style:style>
    <style:style style:name="P16" style:family="paragraph" style:parent-style-name="Text_20_body" style:list-style-name="L1">
      <style:paragraph-properties fo:margin-top="0.0398in" fo:margin-bottom="0.0398in" style:contextual-spacing="false"/>
      <style:text-properties officeooo:rsid="002c8c57" officeooo:paragraph-rsid="002c8c57" style:language-asian="ja" style:country-asian="JP"/>
    </style:style>
    <style:style style:name="P17" style:family="paragraph" style:parent-style-name="Text_20_body" style:list-style-name="L1">
      <style:paragraph-properties fo:margin-top="0.0398in" fo:margin-bottom="0.0398in" style:contextual-spacing="false"/>
      <style:text-properties officeooo:rsid="0014a519" officeooo:paragraph-rsid="0014a519"/>
    </style:style>
    <style:style style:name="P18" style:family="paragraph" style:parent-style-name="Text_20_body">
      <style:text-properties officeooo:rsid="0014a519" officeooo:paragraph-rsid="0014a519"/>
    </style:style>
    <style:style style:name="P19" style:family="paragraph" style:parent-style-name="Text_20_body">
      <style:paragraph-properties fo:margin-top="0in" fo:margin-bottom="0in" style:contextual-spacing="false"/>
      <style:text-properties officeooo:rsid="0014a519" officeooo:paragraph-rsid="0014a519"/>
    </style:style>
    <style:style style:name="P20" style:family="paragraph" style:parent-style-name="Text_20_body" style:list-style-name="L1">
      <style:paragraph-properties fo:margin-top="0in" fo:margin-bottom="0in" style:contextual-spacing="false"/>
      <style:text-properties fo:font-style="italic" officeooo:rsid="0014a519" officeooo:paragraph-rsid="0014a519" style:language-asian="ja" style:country-asian="JP" style:font-style-asian="italic" style:font-style-complex="italic"/>
    </style:style>
    <style:style style:name="P21" style:family="paragraph" style:parent-style-name="Text_20_body">
      <style:text-properties fo:font-style="italic" officeooo:rsid="0014a519" officeooo:paragraph-rsid="0014a519" style:language-asian="ja" style:country-asian="JP" style:font-style-asian="italic" style:font-style-complex="italic"/>
    </style:style>
    <style:style style:name="P22" style:family="paragraph" style:parent-style-name="Text_20_body" style:list-style-name="L3">
      <style:paragraph-properties fo:margin-top="0in" fo:margin-bottom="0in" style:contextual-spacing="false"/>
      <style:text-properties fo:font-weight="bold" officeooo:rsid="0015f5b1" officeooo:paragraph-rsid="0015f5b1" style:language-asian="ja" style:country-asian="JP" style:font-weight-asian="bold" style:font-weight-complex="bold"/>
    </style:style>
    <style:style style:name="P23" style:family="paragraph" style:parent-style-name="Text_20_body" style:list-style-name="L1">
      <style:paragraph-properties fo:margin-top="0.0398in" fo:margin-bottom="0.0398in" style:contextual-spacing="false"/>
      <style:text-properties officeooo:rsid="0026a711" officeooo:paragraph-rsid="0026a711"/>
    </style:style>
    <style:style style:name="P24" style:family="paragraph" style:parent-style-name="Text_20_body" style:list-style-name="L1">
      <style:paragraph-properties fo:margin-top="0.0398in" fo:margin-bottom="0.0398in" style:contextual-spacing="false"/>
      <style:text-properties style:use-window-font-color="true" loext:opacity="0%" style:font-name="Liberation Serif" fo:font-style="italic" officeooo:rsid="00284d16" officeooo:paragraph-rsid="00284d16" style:font-name-asian="Liberation Serif" style:language-asian="ja" style:country-asian="JP" style:font-style-asian="italic" style:font-style-complex="italic"/>
    </style:style>
    <style:style style:name="T1" style:family="text">
      <style:text-properties style:language-asian="ja" style:country-asian="JP"/>
    </style:style>
    <style:style style:name="T2" style:family="text">
      <style:text-properties officeooo:rsid="0014a519" style:language-asian="ja" style:country-asian="JP"/>
    </style:style>
    <style:style style:name="T3" style:family="text">
      <style:text-properties officeooo:rsid="0014fd9d" style:language-asian="ja" style:country-asian="JP"/>
    </style:style>
    <style:style style:name="T4" style:family="text">
      <style:text-properties officeooo:rsid="001ce59b" style:language-asian="ja" style:country-asian="JP"/>
    </style:style>
    <style:style style:name="T5" style:family="text">
      <style:text-properties officeooo:rsid="0026a711" style:language-asian="ja" style:country-asian="JP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language-asian="ja" style:country-asian="JP" style:font-style-asian="italic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Liberation Mono"/>
    </style:style>
    <style:style style:name="T10" style:family="text">
      <style:text-properties style:font-name="Liberation Mono" style:language-asian="ja" style:country-asian="JP"/>
    </style:style>
    <style:style style:name="T11" style:family="text">
      <style:text-properties style:font-name="Liberation Mono" fo:font-style="normal" style:font-style-asian="normal" style:font-style-complex="normal"/>
    </style:style>
    <style:style style:name="T12" style:family="text">
      <style:text-properties style:font-name="Liberation Mono" fo:font-style="normal" officeooo:rsid="001ff906" style:font-style-asian="normal" style:font-style-complex="normal"/>
    </style:style>
    <style:style style:name="T13" style:family="text">
      <style:text-properties style:font-name="Liberation Mono" fo:font-style="normal" style:font-name-asian="Liberation Mono" style:language-asian="ja" style:country-asian="JP" style:font-style-asian="normal" style:font-style-complex="normal"/>
    </style:style>
    <style:style style:name="T14" style:family="text">
      <style:text-properties style:font-name="Liberation Mono" fo:font-weight="normal" style:font-weight-asian="normal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d99d2" style:font-style-asian="normal" style:font-style-complex="normal"/>
    </style:style>
    <style:style style:name="T17" style:family="text">
      <style:text-properties fo:font-style="normal" officeooo:rsid="001ff906" style:font-style-asian="normal" style:font-style-complex="normal"/>
    </style:style>
    <style:style style:name="T18" style:family="text">
      <style:text-properties fo:font-style="normal" officeooo:rsid="0014a519" style:font-style-asian="normal" style:font-style-complex="normal"/>
    </style:style>
    <style:style style:name="T19" style:family="text">
      <style:text-properties fo:font-style="normal" officeooo:rsid="002852dd" style:font-style-asian="normal" style:font-style-complex="normal"/>
    </style:style>
    <style:style style:name="T20" style:family="text">
      <style:text-properties fo:font-style="normal" style:language-asian="ja" style:country-asian="JP" style:font-style-asian="normal" style:font-style-complex="normal"/>
    </style:style>
    <style:style style:name="T21" style:family="text">
      <style:text-properties fo:font-style="normal" style:font-name-asian="Liberation Mono" style:language-asian="ja" style:country-asian="JP" style:font-style-asian="normal" style:font-style-complex="normal"/>
    </style:style>
    <style:style style:name="T22" style:family="text">
      <style:text-properties fo:color="#ff0000" loext:opacity="100%" fo:font-weight="bold" style:font-weight-asian="bold" style:font-weight-complex="bold"/>
    </style:style>
    <style:style style:name="T23" style:family="text">
      <style:text-properties fo:color="#ff0000" loext:opacity="100%" style:font-name="Liberation Mono"/>
    </style:style>
    <style:style style:name="T24" style:family="text">
      <style:text-properties fo:color="#ff0000" loext:opacity="100%" style:font-name="Liberation Mono" fo:font-style="normal" style:font-style-asian="normal" style:font-style-complex="normal"/>
    </style:style>
    <style:style style:name="T25" style:family="text">
      <style:text-properties fo:color="#ff0000" loext:opacity="100%" style:font-name="Liberation Mono" fo:font-style="normal" officeooo:rsid="001ead2a" style:font-style-asian="normal" style:font-style-complex="normal"/>
    </style:style>
    <style:style style:name="T26" style:family="text">
      <style:text-properties fo:color="#ff0000" loext:opacity="100%" style:font-name="Liberation Mono" fo:font-style="normal" officeooo:rsid="0014a519" style:font-style-asian="normal" style:font-style-complex="normal"/>
    </style:style>
    <style:style style:name="T27" style:family="text">
      <style:text-properties fo:color="#ff0000" loext:opacity="100%" style:font-name="Liberation Mono" fo:font-weight="normal" style:font-weight-asian="normal" style:font-weight-complex="normal"/>
    </style:style>
    <style:style style:name="T28" style:family="text">
      <style:text-properties fo:color="#2a6099" loext:opacity="100%" fo:font-weight="bold" style:font-weight-asian="bold" style:font-weight-complex="bold"/>
    </style:style>
    <style:style style:name="T29" style:family="text">
      <style:text-properties fo:color="#2a6099" loext:opacity="100%" style:font-name="Liberation Mono"/>
    </style:style>
    <style:style style:name="T30" style:family="text">
      <style:text-properties fo:color="#2a6099" loext:opacity="100%" style:font-name="Liberation Mono" fo:font-style="normal" style:font-style-asian="normal" style:font-style-complex="normal"/>
    </style:style>
    <style:style style:name="T31" style:family="text">
      <style:text-properties fo:color="#2a6099" loext:opacity="100%" style:font-name="Liberation Mono" fo:font-style="normal" officeooo:rsid="001ff906" style:font-style-asian="normal" style:font-style-complex="normal"/>
    </style:style>
    <style:style style:name="T32" style:family="text">
      <style:text-properties fo:color="#2a6099" loext:opacity="100%" style:font-name="Liberation Mono" fo:font-style="normal" officeooo:rsid="0014a519" style:font-style-asian="normal" style:font-style-complex="normal"/>
    </style:style>
    <style:style style:name="T33" style:family="text">
      <style:text-properties fo:color="#2a6099" loext:opacity="100%" style:font-name="Liberation Mono" fo:font-weight="normal" style:font-weight-asian="normal" style:font-weight-complex="normal"/>
    </style:style>
    <style:style style:name="T34" style:family="text">
      <style:text-properties fo:color="#00a933" loext:opacity="100%"/>
    </style:style>
    <style:style style:name="T35" style:family="text">
      <style:text-properties fo:color="#00a933" loext:opacity="100%" fo:font-weight="bold" style:font-weight-asian="bold" style:font-weight-complex="bold"/>
    </style:style>
    <style:style style:name="T36" style:family="text">
      <style:text-properties fo:color="#00a933" loext:opacity="100%" style:font-name="Liberation Mono"/>
    </style:style>
    <style:style style:name="T37" style:family="text">
      <style:text-properties fo:color="#00a933" loext:opacity="100%" style:font-name="Liberation Mono" fo:font-style="normal" style:font-style-asian="normal" style:font-style-complex="normal"/>
    </style:style>
    <style:style style:name="T38" style:family="text">
      <style:text-properties fo:color="#00a933" loext:opacity="100%" style:font-name="Liberation Mono" fo:font-style="normal" officeooo:rsid="001ff906" style:font-style-asian="normal" style:font-style-complex="normal"/>
    </style:style>
    <style:style style:name="T39" style:family="text">
      <style:text-properties fo:color="#00a933" loext:opacity="100%" style:font-name="Liberation Mono" fo:font-style="normal" officeooo:rsid="00204870" style:font-style-asian="normal" style:font-style-complex="normal"/>
    </style:style>
    <style:style style:name="T40" style:family="text">
      <style:text-properties fo:color="#00a933" loext:opacity="100%" style:font-name="Liberation Mono" fo:font-style="normal" officeooo:rsid="0014a519" style:font-style-asian="normal" style:font-style-complex="normal"/>
    </style:style>
    <style:style style:name="T41" style:family="text">
      <style:text-properties fo:color="#00a933" loext:opacity="100%" style:font-name="Liberation Mono" fo:font-style="normal" fo:background-color="transparent" loext:char-shading-value="0" style:font-style-asian="normal" style:font-style-complex="normal"/>
    </style:style>
    <style:style style:name="T42" style:family="text">
      <style:text-properties fo:color="#00a933" loext:opacity="100%" style:font-name="Liberation Mono" fo:font-weight="normal" style:font-weight-asian="normal" style:font-weight-complex="normal"/>
    </style:style>
    <style:style style:name="T43" style:family="text">
      <style:text-properties officeooo:rsid="001a709e"/>
    </style:style>
    <style:style style:name="T44" style:family="text">
      <style:text-properties officeooo:rsid="001b48c9"/>
    </style:style>
    <style:style style:name="T45" style:family="text">
      <style:text-properties style:text-position="super 58%" fo:font-style="normal" style:font-style-asian="normal" style:font-style-complex="normal"/>
    </style:style>
    <style:style style:name="T46" style:family="text">
      <style:text-properties style:use-window-font-color="true" loext:opacity="0%" style:font-name="Liberation Mono" fo:font-style="normal" style:font-style-asian="normal" style:font-style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cripted item pickups</text:h>
      <text:p text:style-name="P18"><text:span text:style-name="T2">T</text:span><text:span text:style-name="T1">he values are all 32-bit. The value that controls the amount of the item acquired seems to always be 8 bytes after the ID.</text:span></text:p>
      <text:h text:style-name="P2" text:outline-level="2">Locations of some scripted item pickups</text:h>
      <text:list xml:id="list1488438634" text:style-name="L1">
        <text:list-item>
          <text:p text:style-name="P23"><text:span text:style-name="T7">Alexandria</text:span><text:span text:style-name="T20">, Alistair’s armour: m02i05.stb @ </text:span><text:span text:style-name="T13">0x6ED8C</text:span></text:p>
        </text:list-item>
        <text:list-item>
          <text:p text:style-name="P17"><text:span text:style-name="T7">Peregrin Quay</text:span><text:span text:style-name="T1">, </text:span><text:span text:style-name="T5">i</text:span><text:span text:style-name="T1">ron nail: s01i01.stb @ </text:span><text:span text:style-name="T10">0x68D28</text:span></text:p>
        </text:list-item>
        <text:list-item>
          <text:p text:style-name="P11"><text:span text:style-name="T6">Hilltop Hut</text:span><text:span text:style-name="T15">, slime crown: s13i02.stb @ </text:span><text:span text:style-name="T11">0x6591C</text:span></text:p>
        </text:list-item>
        <text:list-item>
          <text:p text:style-name="P10"><text:span text:style-name="T6">Marta’s Cottage</text:span><text:span text:style-name="T15">, nook grass: s14.stb @ </text:span><text:span text:style-name="T11">0x78074</text:span></text:p>
        </text:list-item>
        <text:list-item>
          <text:p text:style-name="P16"><text:span text:style-name="T6">Neos</text:span><text:span text:style-name="T15">, Templar Captain’s ring: x06.stb @ </text:span><text:span text:style-name="T11">0x79574</text:span></text:p>
        </text:list-item>
        <text:list-item>
          <text:p text:style-name="P11"><text:span text:style-name="T6">Red’s Den</text:span><text:span text:style-name="T15">, flail of fury: s05i01.stb @ </text:span><text:span text:style-name="T11">0x828D8</text:span></text:p>
        </text:list-item>
        <text:list-item>
          <text:p text:style-name="P9"><text:span text:style-name="T6">Trolls’ Maze</text:span>, seed of strength/life: s51.stb @ <text:span text:style-name="T9">0x66BF0</text:span>, <text:span text:style-name="T9">0x66C5C</text:span></text:p>
        </text:list-item>
        <text:list-item>
          <text:p text:style-name="P9">The hidden recipe memos have separate indices for their <text:span text:style-name="T22">icon</text:span>, <text:span text:style-name="T28">name</text:span>, and <text:span text:style-name="T35">item</text:span><text:span text:style-name="T34"> </text:span><text:span text:style-name="T35">given</text:span></text:p>
          <text:list>
            <text:list-item>
              <text:p text:style-name="P8"><text:span text:style-name="T6">Farebury, </text:span>thief’s key recipe: m01i09 @ <text:span text:style-name="T23">0x52C9C</text:span>, <text:span text:style-name="T29">0x52BD0</text:span>, <text:span text:style-name="T36">0x52BD0</text:span></text:p>
            </text:list-item>
            <text:list-item>
              <text:p text:style-name="P20">Pickham<text:span text:style-name="T15">, Eros’ bow recipe: m04.stb @ </text:span><text:span text:style-name="T24">0x61D74</text:span><text:span text:style-name="T15">, </text:span><text:span text:style-name="T30">0x61E34</text:span><text:span text:style-name="T15">, </text:span><text:span text:style-name="T37">0x61EA0</text:span></text:p>
            </text:list-item>
            <text:list-item>
              <text:p text:style-name="P20">Trodain Castle<text:span text:style-name="T15">, imp knife recipe c01.stb @ </text:span><text:span text:style-name="T24">0x8B2D0</text:span><text:span text:style-name="T15">. </text:span><text:span text:style-name="T30">0x8B390</text:span><text:span text:style-name="T15">. </text:span><text:span text:style-name="T37">0x8B3FC</text:span></text:p>
            </text:list-item>
            <text:list-item>
              <text:p text:style-name="P20">Savella Cathedral<text:span text:style-name="T15">, dragon slayer recipe: x04.stb @ </text:span><text:span text:style-name="T24">0x73240</text:span><text:span text:style-name="T15">, </text:span><text:span text:style-name="T30">0x73300</text:span><text:span text:style-name="T15">, </text:span><text:span text:style-name="T37">0x7336C</text:span></text:p>
            </text:list-item>
          </text:list>
        </text:list-item>
        <text:list-item>
          <text:p text:style-name="P24">Egeus’ Tablet<text:span text:style-name="T15">, mini medal (</text:span><text:span text:style-name="T19">see above</text:span><text:span text:style-name="T15">): s22.stb @ </text:span><text:span text:style-name="T24">0x4BCEC</text:span><text:span text:style-name="T18">, </text:span><text:span text:style-name="T32">0x</text:span><text:span text:style-name="T30">4BDB8</text:span><text:span text:style-name="T18">, </text:span><text:span text:style-name="T40">0x</text:span><text:span text:style-name="T37">4B324</text:span></text:p>
        </text:list-item>
      </text:list>
      <text:h text:style-name="P2" text:outline-level="2">Mini medal prizes</text:h>
      <text:p text:style-name="P19"><text:span text:style-name="T1">Prize IDs seem to start in c04i01 at </text:span><text:span text:style-name="T10">0x59194</text:span><text:span text:style-name="T1">, each located </text:span><text:span text:style-name="T10">0x54</text:span><text:span text:style-name="T1"> bytes apart.<text:line-break/>Prize requirements seem to start at </text:span><text:span text:style-name="T10">0x58BE0</text:span><text:span text:style-name="T1">, located </text:span><text:span text:style-name="T10">0x54</text:span><text:span text:style-name="T1"> bytes apart.</text:span></text:p>
      <text:p text:style-name="P19"/>
      <text:p text:style-name="P21">Note: when I changed the prices one time, Minnie started looping her dialogue indefinitely.</text:p>
      <text:h text:style-name="Heading_20_2" text:outline-level="2">Purchases</text:h>
      <text:p text:style-name="P13">Purchases have values for the <text:span text:style-name="T22">item ID</text:span>, the <text:span text:style-name="T28">item price</text:span>, and a value to check that <text:span text:style-name="T35">the player can afford the item</text:span>.</text:p>
      <text:list xml:id="list1371412156" text:style-name="L3">
        <text:list-item>
          <text:p text:style-name="P14"><text:span text:style-name="T6">Port Prospect</text:span><text:span text:style-name="T15">, herb peddler: </text:span><text:span text:style-name="T16">m03.stb </text:span><text:span text:style-name="T17">@ </text:span><text:span text:style-name="T31">0x64D80</text:span><text:span text:style-name="T12">, </text:span><text:span text:style-name="T38">0x</text:span><text:span text:style-name="T39">64D50</text:span></text:p>
          <text:list>
            <text:list-item>
              <text:p text:style-name="P15"><text:span text:style-name="T15">Medicinal herb: </text:span><text:span text:style-name="T25">0x65188</text:span></text:p>
            </text:list-item>
            <text:list-item>
              <text:p text:style-name="P15"><text:span text:style-name="T15">Antidotal herb: </text:span><text:span text:style-name="T25">0x65110</text:span></text:p>
            </text:list-item>
            <text:list-item>
              <text:p text:style-name="P15"><text:span text:style-name="T15">Moonwort bulb: </text:span><text:span text:style-name="T25">0x6505C</text:span></text:p>
            </text:list-item>
            <text:list-item>
              <text:p text:style-name="P15"><text:span text:style-name="T15">Strong medicine: </text:span><text:span text:style-name="T25">0x64FA8</text:span></text:p>
            </text:list-item>
            <text:list-item>
              <text:p text:style-name="P15"><text:span text:style-name="T15">Strong antidote: </text:span><text:span text:style-name="T25">0x64EF0</text:span></text:p>
            </text:list-item>
          </text:list>
        </text:list-item>
        <text:list-item>
          <text:p text:style-name="P14"><text:soft-page-break/><text:span text:style-name="T6">Arcadia, </text:span><text:span text:style-name="T15">secret shop: m08i06.stb</text:span></text:p>
          <text:list>
            <text:list-item>
              <text:p text:style-name="P14"><text:span text:style-name="T15">1</text:span><text:span text:style-name="T45">st</text:span><text:span text:style-name="T15"> time: </text:span><text:span text:style-name="T24">0x56A60</text:span><text:span text:style-name="T46">,</text:span><text:span text:style-name="T24"> </text:span><text:span text:style-name="T30">0x56A00</text:span><text:span text:style-name="T46">,</text:span><text:span text:style-name="T30"> </text:span><text:span text:style-name="T41">0x569D0</text:span></text:p>
            </text:list-item>
            <text:list-item>
              <text:p text:style-name="P14"><text:span text:style-name="T15">2</text:span><text:span text:style-name="T45">nd</text:span><text:span text:style-name="T15"> time: </text:span><text:span text:style-name="T24">0x573D8</text:span><text:span text:style-name="T46">,</text:span><text:span text:style-name="T24"> </text:span><text:span text:style-name="T30">0x57378</text:span><text:span text:style-name="T46">,</text:span><text:span text:style-name="T30"> </text:span><text:span text:style-name="T41">0x57348</text:span></text:p>
            </text:list-item>
            <text:list-item>
              <text:p text:style-name="P14"><text:span text:style-name="T15">3</text:span><text:span text:style-name="T45">rd</text:span><text:span text:style-name="T15"> time: </text:span><text:span text:style-name="T24">0x57D50</text:span><text:span text:style-name="T46">,</text:span><text:span text:style-name="T24"> </text:span><text:span text:style-name="T30">0x57CF0</text:span><text:span text:style-name="T46">,</text:span><text:span text:style-name="T30"> </text:span><text:span text:style-name="T41">0x57CC0</text:span></text:p>
            </text:list-item>
            <text:list-item>
              <text:p text:style-name="P14"><text:span text:style-name="T15">4</text:span><text:span text:style-name="T45">th</text:span><text:span text:style-name="T15"> time: </text:span><text:span text:style-name="T24">0x586C8</text:span><text:span text:style-name="T46">,</text:span><text:span text:style-name="T24"> </text:span><text:span text:style-name="T30">0x58668</text:span><text:span text:style-name="T46">,</text:span><text:span text:style-name="T30"> </text:span><text:span text:style-name="T41">0x58638</text:span></text:p>
            </text:list-item>
            <text:list-item>
              <text:p text:style-name="P14"><text:span text:style-name="T15">5</text:span><text:span text:style-name="T45">th</text:span><text:span text:style-name="T15"> time: </text:span><text:span text:style-name="T24">0x59040</text:span><text:span text:style-name="T46">,</text:span><text:span text:style-name="T24"> </text:span><text:span text:style-name="T30">0x58FE0</text:span><text:span text:style-name="T46">,</text:span><text:span text:style-name="T30"> </text:span><text:span text:style-name="T41">0x58FB0</text:span></text:p>
            </text:list-item>
            <text:list-item>
              <text:p text:style-name="P14"><text:span text:style-name="T15">6</text:span><text:span text:style-name="T45">th</text:span><text:span text:style-name="T15"> time: </text:span><text:span text:style-name="T24">0x599B8</text:span><text:span text:style-name="T46">,</text:span><text:span text:style-name="T24"> </text:span><text:span text:style-name="T30">0x59958</text:span><text:span text:style-name="T46">,</text:span><text:span text:style-name="T30"> </text:span><text:span text:style-name="T41">0x59928</text:span></text:p>
            </text:list-item>
            <text:list-item>
              <text:p text:style-name="P14"><text:span text:style-name="T15">7</text:span><text:span text:style-name="T45">th</text:span><text:span text:style-name="T15">+ time: </text:span><text:span text:style-name="T24">0x5A330</text:span><text:span text:style-name="T46">,</text:span><text:span text:style-name="T24"> </text:span><text:span text:style-name="T30">0x5A2D0</text:span><text:span text:style-name="T46">,</text:span><text:span text:style-name="T30"> </text:span><text:span text:style-name="T41">0x5A2A0</text:span></text:p>
            </text:list-item>
          </text:list>
        </text:list-item>
        <text:list-item>
          <text:p text:style-name="P12"><text:span text:style-name="T6">Argonia</text:span>, Yggdrasil leaf (inside): c03i08.stb <text:span text:style-name="T44">@ </text:span><text:span text:style-name="T27">0x4F63C</text:span><text:span text:style-name="T14">, </text:span><text:span text:style-name="T33">0x4F69C</text:span><text:span text:style-name="T14">, </text:span><text:span text:style-name="T42">0x4F5E8</text:span></text:p>
          <text:list>
            <text:list-item>
              <text:p text:style-name="P22">Check<text:span text:style-name="T8"> </text:span><text:span text:style-name="T43">if player has item</text:span><text:span text:style-name="T8">: </text:span><text:span text:style-name="T14">0x4F63C</text:span></text:p>
            </text:list-item>
          </text:list>
        </text:list-item>
      </text:list>
      <text:p text:style-name="Standard"/>
      <text:h text:style-name="P4" text:outline-level="3"/>
      <text:h text:style-name="P3" text:outline-level="3">Locations I still want to figure out</text:h>
      <text:p text:style-name="P7">- Mr cheese (several times)<text:line-break/>- Farebury ring guy<text:line-break/>- dodgy dave prize<text:line-break/>- arena prize <text:line-break/>- stella<text:line-break/>- cows and birds<text:line-break/>- lady's ring?<text:line-break/>- lord's bracer</text:p>
      <text:h text:style-name="P5" text:outline-level="3" text:is-list-header="true"><text:line-break/><text:span text:style-name="T3">Other stuff I want to check out</text:span></text:h>
      <text:p text:style-name="P7">- gigantini<text:line-break/>- Baccarat quest tokens<text:line-break/>- Baccarat squid tokens</text:p>
      <text:p text:style-name="P7">- <text:span text:style-name="T4">arena admittance prices</text:span></text:p>
      <text:p text:style-name="P7"><text:span text:style-name="T4"/></text:p>
      <text:h text:style-name="Heading_20_3" text:outline-level="3"><text:span text:style-name="T4">M</text:span><text:span text:style-name="T1">iscellaneous notes</text:span></text:h>
      <text:list text:style-name="L4">
        <text:list-item>
          <text:p text:style-name="P6">Changing byte <text:span text:style-name="T9">0x04CEC</text:span> in m03.stb makes the herb seller act as if you picked “No” even if you pick y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2T22:10:10.372000000</meta:creation-date>
    <dc:date>2023-09-03T21:08:06.112000000</dc:date>
    <meta:editing-duration>PT22H57M40S</meta:editing-duration>
    <meta:editing-cycles>30</meta:editing-cycles>
    <meta:generator>LibreOffice/7.4.4.2$Windows_X86_64 LibreOffice_project/85569322deea74ec9134968a29af2df5663baa21</meta:generator>
    <meta:document-statistic meta:table-count="0" meta:image-count="0" meta:object-count="0" meta:page-count="3" meta:paragraph-count="44" meta:word-count="397" meta:character-count="2324" meta:non-whitespace-character-count="1999"/>
  </office:meta>
</office:document-meta>
</file>